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svg:font-family="David"/>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text-underline-style="none" officeooo:rsid="0010b1ad" officeooo:paragraph-rsid="0010b1ad"/>
    </style:style>
    <style:style style:name="P2" style:family="paragraph" style:parent-style-name="Standard">
      <style:paragraph-properties fo:text-align="end" style:justify-single-word="false" style:writing-mode="rl-tb"/>
      <style:text-properties fo:font-size="12pt" style:text-underline-style="none" officeooo:rsid="0010b1ad" officeooo:paragraph-rsid="0010b1ad" style:font-size-asian="12pt" style:font-size-complex="12pt"/>
    </style:style>
    <style:style style:name="P3"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222222" fo:font-size="12pt" fo:letter-spacing="normal" officeooo:paragraph-rsid="0016019b" style:font-size-asian="12pt" style:font-size-complex="12pt"/>
    </style:style>
    <style:style style:name="P4"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222222" fo:font-size="12pt" fo:letter-spacing="normal" style:text-underline-style="none" officeooo:rsid="00192e21" officeooo:paragraph-rsid="00192e21" style:font-size-asian="12pt" style:font-name-complex="David" style:font-size-complex="12pt" style:font-style-complex="normal" style:font-weight-complex="normal"/>
    </style:style>
    <style:style style:name="P5"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222222" fo:font-size="12pt" fo:letter-spacing="normal" style:text-underline-style="none" officeooo:rsid="00192e21" officeooo:paragraph-rsid="001af5f8" style:font-size-asian="12pt" style:font-name-complex="David" style:font-size-complex="12pt" style:font-style-complex="normal" style:font-weight-complex="normal"/>
    </style:style>
    <style:style style:name="P6"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222222" fo:font-size="12pt" fo:letter-spacing="normal" style:text-underline-style="none" officeooo:rsid="001af5f8" officeooo:paragraph-rsid="001af5f8" style:font-size-asian="12pt" style:font-name-complex="David" style:font-size-complex="12pt" style:font-style-complex="normal" style:font-weight-complex="normal"/>
    </style:style>
    <style:style style:name="P7" style:family="paragraph" style:parent-style-name="Standard">
      <style:paragraph-properties fo:text-align="end" style:justify-single-word="false" style:writing-mode="rl-tb"/>
      <style:text-properties style:text-underline-style="solid" style:text-underline-width="auto" style:text-underline-color="font-color" officeooo:rsid="0010b1ad" officeooo:paragraph-rsid="0010b1ad"/>
    </style:style>
    <style:style style:name="P8" style:family="paragraph" style:parent-style-name="Standard">
      <style:paragraph-properties fo:text-align="center" style:justify-single-word="false" style:writing-mode="rl-tb"/>
      <style:text-properties style:text-underline-style="solid" style:text-underline-width="auto" style:text-underline-color="font-color" officeooo:rsid="001bd439" officeooo:paragraph-rsid="001bd439"/>
    </style:style>
    <style:style style:name="P9" style:family="paragraph" style:parent-style-name="Text_20_body">
      <style:paragraph-properties fo:text-align="end" style:justify-single-word="false" style:writing-mode="rl-tb"/>
      <style:text-properties fo:font-variant="normal" fo:text-transform="none" fo:color="#222222" fo:font-size="12pt" fo:letter-spacing="normal" style:text-underline-style="none" officeooo:rsid="001222ba" officeooo:paragraph-rsid="001222ba" style:font-size-asian="12pt" style:font-name-complex="David" style:font-size-complex="12pt" style:font-style-complex="normal" style:font-weight-complex="normal"/>
    </style:style>
    <style:style style:name="P10" style:family="paragraph" style:parent-style-name="Text_20_body">
      <style:paragraph-properties fo:text-align="end" style:justify-single-word="false" style:writing-mode="rl-tb"/>
      <style:text-properties fo:font-variant="normal" fo:text-transform="none" fo:color="#222222" fo:font-size="12pt" fo:letter-spacing="normal" style:text-underline-style="none" officeooo:rsid="001222ba" officeooo:paragraph-rsid="00178f64" style:font-size-asian="12pt" style:font-name-complex="David" style:font-size-complex="12pt" style:font-style-complex="normal" style:font-weight-complex="normal"/>
    </style:style>
    <style:style style:name="P11" style:family="paragraph" style:parent-style-name="Text_20_body">
      <style:paragraph-properties fo:text-align="end" style:justify-single-word="false" style:writing-mode="rl-tb"/>
      <style:text-properties fo:font-variant="normal" fo:text-transform="none" fo:color="#222222" fo:font-size="12pt" fo:letter-spacing="normal" style:text-underline-style="none" officeooo:rsid="001222ba" officeooo:paragraph-rsid="00187cc9" style:font-size-asian="12pt" style:font-name-complex="David" style:font-size-complex="12pt" style:font-style-complex="normal" style:font-weight-complex="normal"/>
    </style:style>
    <style:style style:name="P12" style:family="paragraph" style:parent-style-name="Text_20_body">
      <style:paragraph-properties fo:text-align="end" style:justify-single-word="false" style:writing-mode="rl-tb"/>
      <style:text-properties fo:font-variant="normal" fo:text-transform="none" fo:color="#222222" fo:font-size="12pt" fo:letter-spacing="normal" style:text-underline-style="none" officeooo:rsid="0012be57" officeooo:paragraph-rsid="001ba918" style:font-size-asian="12pt" style:font-name-complex="David" style:font-size-complex="12pt" style:font-style-complex="normal" style:font-weight-complex="normal"/>
    </style:style>
    <style:style style:name="P13" style:family="paragraph" style:parent-style-name="Text_20_body">
      <style:paragraph-properties fo:text-align="end" style:justify-single-word="false" style:writing-mode="rl-tb"/>
      <style:text-properties fo:font-variant="normal" fo:text-transform="none" fo:color="#222222" fo:font-size="12pt" fo:letter-spacing="normal" style:text-underline-style="none" officeooo:rsid="00178f64" officeooo:paragraph-rsid="00178f64" style:font-size-asian="12pt" style:font-name-complex="David" style:font-size-complex="12pt" style:font-style-complex="normal" style:font-weight-complex="normal"/>
    </style:style>
    <style:style style:name="P14" style:family="paragraph" style:parent-style-name="Text_20_body">
      <style:paragraph-properties fo:text-align="end" style:justify-single-word="false" style:writing-mode="rl-tb"/>
      <style:text-properties fo:font-variant="normal" fo:text-transform="none" fo:color="#222222" fo:font-size="12pt" fo:letter-spacing="normal" style:text-underline-style="none" officeooo:rsid="00192e21" officeooo:paragraph-rsid="00192e21" style:font-size-asian="12pt" style:font-name-complex="David" style:font-size-complex="12pt" style:font-style-complex="normal" style:font-weight-complex="normal"/>
    </style:style>
    <style:style style:name="P15" style:family="paragraph" style:parent-style-name="Text_20_body">
      <style:paragraph-properties fo:text-align="end" style:justify-single-word="false" style:writing-mode="rl-tb"/>
      <style:text-properties fo:font-variant="normal" fo:text-transform="none" fo:color="#222222" fo:font-size="12pt" fo:letter-spacing="normal" style:text-underline-style="none" officeooo:rsid="001af5f8" officeooo:paragraph-rsid="001af5f8" style:font-size-asian="12pt" style:font-name-complex="David" style:font-size-complex="12pt" style:font-style-complex="normal" style:font-weight-complex="normal"/>
    </style:style>
    <style:style style:name="P16" style:family="paragraph" style:parent-style-name="Text_20_body">
      <style:paragraph-properties fo:text-align="end" style:justify-single-word="false" style:writing-mode="rl-tb"/>
      <style:text-properties fo:font-variant="normal" fo:text-transform="none" fo:color="#222222" fo:font-size="12pt" fo:letter-spacing="normal" style:text-underline-style="none" officeooo:rsid="001ba918" officeooo:paragraph-rsid="001ba918" style:font-size-asian="12pt" style:font-name-complex="David" style:font-size-complex="12pt" style:font-style-complex="normal" style:font-weight-complex="normal"/>
    </style:style>
    <style:style style:name="P17" style:family="paragraph" style:parent-style-name="Text_20_body">
      <style:paragraph-properties fo:text-align="end" style:justify-single-word="false" style:writing-mode="rl-tb"/>
      <style:text-properties fo:font-variant="normal" fo:text-transform="none" fo:color="#222222" fo:font-size="12pt" fo:letter-spacing="normal" style:text-underline-style="none" officeooo:rsid="001bd439" officeooo:paragraph-rsid="001bd439" style:font-size-asian="12pt" style:font-name-complex="David" style:font-size-complex="12pt" style:font-style-complex="normal" style:font-weight-complex="normal"/>
    </style:style>
    <style:style style:name="P18" style:family="paragraph" style:parent-style-name="Text_20_body">
      <style:paragraph-properties fo:text-align="end" style:justify-single-word="false" style:writing-mode="rl-tb"/>
      <style:text-properties fo:font-variant="normal" fo:text-transform="none" fo:color="#222222" fo:font-size="12pt" fo:letter-spacing="normal" style:text-underline-style="none" officeooo:rsid="001bd439" officeooo:paragraph-rsid="001c9c04" style:font-size-asian="12pt" style:font-name-complex="David" style:font-size-complex="12pt" style:font-style-complex="normal" style:font-weight-complex="normal"/>
    </style:style>
    <style:style style:name="P19" style:family="paragraph" style:parent-style-name="Text_20_body">
      <style:paragraph-properties fo:text-align="end" style:justify-single-word="false" style:writing-mode="rl-tb"/>
      <style:text-properties fo:font-variant="normal" fo:text-transform="none" fo:color="#222222" fo:font-size="12pt" fo:letter-spacing="normal" style:text-underline-style="none" officeooo:rsid="0010b1ad" officeooo:paragraph-rsid="0014269b" style:font-size-asian="12pt" style:font-size-complex="12pt"/>
    </style:style>
    <style:style style:name="P20" style:family="paragraph" style:parent-style-name="Text_20_body">
      <style:paragraph-properties fo:text-align="end" style:justify-single-word="false" style:writing-mode="rl-tb"/>
      <style:text-properties fo:font-variant="normal" fo:text-transform="none" fo:color="#222222" fo:font-size="12pt" fo:letter-spacing="normal" style:text-underline-style="none" officeooo:rsid="0014269b" officeooo:paragraph-rsid="0014269b" style:font-size-asian="12pt" style:font-size-complex="12pt"/>
    </style:style>
    <style:style style:name="P21" style:family="paragraph" style:parent-style-name="Text_20_body">
      <style:paragraph-properties fo:text-align="end" style:justify-single-word="false" style:writing-mode="rl-tb"/>
      <style:text-properties fo:font-variant="normal" fo:text-transform="none" fo:color="#222222" fo:font-size="12pt" fo:letter-spacing="normal" style:text-underline-style="none" officeooo:rsid="0016019b" officeooo:paragraph-rsid="0016019b" style:font-size-asian="12pt" style:font-size-complex="12pt"/>
    </style:style>
    <style:style style:name="P22" style:family="paragraph" style:parent-style-name="Text_20_body">
      <style:paragraph-properties fo:text-align="end" style:justify-single-word="false" style:writing-mode="rl-tb"/>
      <style:text-properties fo:font-variant="normal" fo:text-transform="none" fo:color="#222222" fo:font-size="12pt" fo:letter-spacing="normal" officeooo:paragraph-rsid="0010b1ad" style:font-size-asian="12pt" style:font-size-complex="12pt"/>
    </style:style>
    <style:style style:name="P23" style:family="paragraph" style:parent-style-name="Text_20_body">
      <style:paragraph-properties fo:text-align="end" style:justify-single-word="false" style:writing-mode="rl-tb"/>
      <style:text-properties fo:font-variant="normal" fo:text-transform="none" fo:color="#222222" fo:font-size="12pt" fo:letter-spacing="normal" officeooo:paragraph-rsid="00178f64" style:font-size-asian="12pt" style:font-size-complex="12pt"/>
    </style:style>
    <style:style style:name="P24" style:family="paragraph" style:parent-style-name="Text_20_body">
      <style:paragraph-properties fo:text-align="end" style:justify-single-word="false" style:writing-mode="rl-tb"/>
      <style:text-properties fo:font-variant="normal" fo:text-transform="none" fo:color="#222222" fo:font-size="12pt" fo:letter-spacing="normal" style:text-underline-style="solid" style:text-underline-width="auto" style:text-underline-color="font-color" officeooo:rsid="001ba918" officeooo:paragraph-rsid="001ba918" style:font-size-asian="12pt" style:font-name-complex="David" style:font-size-complex="12pt" style:font-style-complex="normal" style:font-weight-complex="normal"/>
    </style:style>
    <style:style style:name="P25" style:family="paragraph" style:parent-style-name="Text_20_body">
      <style:paragraph-properties fo:margin-left="0in" fo:margin-right="0in" fo:text-align="end" style:justify-single-word="false" fo:orphans="2" fo:widows="2" fo:text-indent="0in" style:auto-text-indent="false" style:writing-mode="rl-tb"/>
      <style:text-properties fo:font-variant="normal" fo:text-transform="none" fo:color="#222222" fo:font-size="12pt" fo:letter-spacing="normal" officeooo:paragraph-rsid="0014269b" style:font-size-asian="12pt" style:font-size-complex="12pt"/>
    </style:style>
    <style:style style:name="P26" style:family="paragraph" style:parent-style-name="Text_20_body">
      <style:paragraph-properties fo:margin-left="0in" fo:margin-right="0in" fo:text-align="end" style:justify-single-word="false" fo:orphans="2" fo:widows="2" fo:text-indent="0in" style:auto-text-indent="false" style:writing-mode="rl-tb"/>
      <style:text-properties fo:font-variant="normal" fo:text-transform="none" fo:color="#222222" fo:font-size="12pt" fo:letter-spacing="normal" officeooo:paragraph-rsid="0016019b" style:font-size-asian="12pt" style:font-size-complex="12pt"/>
    </style:style>
    <style:style style:name="P27" style:family="paragraph" style:parent-style-name="Text_20_body">
      <style:paragraph-properties fo:margin-left="0in" fo:margin-right="0in" fo:text-align="end" style:justify-single-word="false" fo:orphans="2" fo:widows="2" fo:text-indent="0in" style:auto-text-indent="false" style:writing-mode="rl-tb"/>
      <style:text-properties fo:font-variant="normal" fo:text-transform="none" fo:color="#222222" fo:font-size="12pt" fo:letter-spacing="normal" style:font-size-asian="12pt" style:font-name-complex="David" style:font-size-complex="12pt" style:font-style-complex="normal" style:font-weight-complex="normal"/>
    </style:style>
    <style:style style:name="P28" style:family="paragraph" style:parent-style-name="Text_20_body">
      <style:paragraph-properties fo:margin-left="0in" fo:margin-right="0in" fo:text-align="end" style:justify-single-word="false" fo:orphans="2" fo:widows="2" fo:text-indent="0in" style:auto-text-indent="false" style:writing-mode="rl-tb"/>
      <style:text-properties fo:font-variant="normal" fo:text-transform="none" fo:color="#222222" fo:font-size="12pt" fo:letter-spacing="normal" style:text-underline-style="none" officeooo:rsid="0014269b" officeooo:paragraph-rsid="0014269b" style:font-size-asian="12pt" style:font-size-complex="12pt"/>
    </style:style>
    <style:style style:name="P29" style:family="paragraph" style:parent-style-name="Text_20_body">
      <style:paragraph-properties fo:margin-left="0in" fo:margin-right="0in" fo:text-align="end" style:justify-single-word="false" fo:orphans="2" fo:widows="2" fo:text-indent="0in" style:auto-text-indent="false" style:writing-mode="rl-tb"/>
      <style:text-properties fo:font-variant="normal" fo:text-transform="none" fo:color="#222222" fo:font-size="12pt" fo:letter-spacing="normal" style:text-underline-style="none" officeooo:rsid="0016019b" officeooo:paragraph-rsid="0016019b" style:font-size-asian="12pt" style:font-size-complex="12pt"/>
    </style:style>
    <style:style style:name="P30" style:family="paragraph" style:parent-style-name="Text_20_body">
      <style:paragraph-properties fo:margin-left="0in" fo:margin-right="0in" fo:text-align="end" style:justify-single-word="false" fo:orphans="2" fo:widows="2" fo:text-indent="0in" style:auto-text-indent="false" style:writing-mode="rl-tb"/>
      <style:text-properties fo:font-variant="normal" fo:text-transform="none" fo:color="#222222" fo:font-size="12pt" fo:letter-spacing="normal" style:text-underline-style="none" officeooo:rsid="00178f64" officeooo:paragraph-rsid="00178f64" style:font-size-asian="12pt" style:font-name-complex="David" style:font-size-complex="12pt" style:font-style-complex="normal" style:font-weight-complex="normal"/>
    </style:style>
    <style:style style:name="P31" style:family="paragraph" style:parent-style-name="Text_20_body">
      <style:paragraph-properties fo:margin-left="0in" fo:margin-right="0in" fo:text-align="end" style:justify-single-word="false" fo:orphans="2" fo:widows="2" fo:text-indent="0in" style:auto-text-indent="false" style:writing-mode="rl-tb"/>
      <style:text-properties fo:font-variant="normal" fo:text-transform="none" fo:color="#222222" fo:font-size="12pt" fo:letter-spacing="normal" style:text-underline-style="none" officeooo:rsid="00187cc9" officeooo:paragraph-rsid="00187cc9" style:font-size-asian="12pt" style:font-name-complex="David" style:font-size-complex="12pt" style:font-style-complex="normal" style:font-weight-complex="normal"/>
    </style:style>
    <style:style style:name="P32" style:family="paragraph" style:parent-style-name="Text_20_body">
      <style:paragraph-properties fo:margin-left="0in" fo:margin-right="0in" fo:text-align="end" style:justify-single-word="false" fo:orphans="2" fo:widows="2" fo:text-indent="0in" style:auto-text-indent="false" style:writing-mode="rl-tb"/>
      <style:text-properties fo:font-variant="normal" fo:text-transform="none" fo:color="#222222" fo:font-size="12pt" fo:letter-spacing="normal" style:text-underline-style="none" officeooo:rsid="001222ba" officeooo:paragraph-rsid="001af5f8" style:font-size-asian="12pt" style:font-name-complex="David" style:font-size-complex="12pt" style:font-style-complex="normal" style:font-weight-complex="normal"/>
    </style:style>
    <style:style style:name="P33" style:family="paragraph" style:parent-style-name="Text_20_body">
      <style:paragraph-properties fo:margin-left="0in" fo:margin-right="0in" fo:text-align="end" style:justify-single-word="false" fo:orphans="2" fo:widows="2" fo:text-indent="0in" style:auto-text-indent="false" style:writing-mode="rl-tb"/>
      <style:text-properties fo:font-variant="normal" fo:text-transform="none" fo:color="#222222" fo:font-size="12pt" fo:letter-spacing="normal" style:text-underline-style="solid" style:text-underline-width="auto" style:text-underline-color="font-color" officeooo:rsid="001222ba" officeooo:paragraph-rsid="001af5f8" style:font-size-asian="12pt" style:font-name-complex="David" style:font-size-complex="12pt" style:font-style-complex="normal" style:font-weight-complex="normal"/>
    </style:style>
    <style:style style:name="P34" style:family="paragraph" style:parent-style-name="Text_20_body">
      <style:paragraph-properties fo:margin-left="0in" fo:margin-right="0in" fo:text-align="end" style:justify-single-word="false" fo:orphans="2" fo:widows="2" fo:text-indent="0in" style:auto-text-indent="false" style:writing-mode="rl-tb"/>
      <style:text-properties fo:font-variant="normal" fo:text-transform="none" fo:color="#222222" fo:letter-spacing="normal"/>
    </style:style>
    <style:style style:name="T1" style:family="text">
      <style:text-properties style:font-name="David" fo:font-style="normal" fo:font-weight="normal"/>
    </style:style>
    <style:style style:name="T2" style:family="text">
      <style:text-properties style:font-name="David" fo:font-style="normal" fo:font-weight="normal" style:font-name-complex="David" style:font-style-complex="normal" style:font-weight-complex="normal"/>
    </style:style>
    <style:style style:name="T3" style:family="text">
      <style:text-properties style:font-name="David" fo:font-style="normal" fo:font-weight="normal" officeooo:rsid="0014269b" style:font-name-complex="David" style:font-style-complex="normal" style:font-weight-complex="normal"/>
    </style:style>
    <style:style style:name="T4" style:family="text">
      <style:text-properties style:font-name="David" fo:font-style="normal" fo:font-weight="normal" officeooo:rsid="0016019b" style:font-name-complex="David" style:font-style-complex="normal" style:font-weight-complex="normal"/>
    </style:style>
    <style:style style:name="T5" style:family="text">
      <style:text-properties style:font-name="David" fo:font-style="normal" fo:font-weight="normal" officeooo:rsid="0014269b"/>
    </style:style>
    <style:style style:name="T6" style:family="text">
      <style:text-properties style:font-name="David" fo:font-style="normal" style:text-underline-style="none" fo:font-weight="normal" officeooo:rsid="0010b1ad" style:font-name-complex="David" style:font-style-complex="normal" style:font-weight-complex="normal"/>
    </style:style>
    <style:style style:name="T7" style:family="text">
      <style:text-properties style:font-name="David" fo:font-style="normal" style:text-underline-style="none" fo:font-weight="normal" officeooo:rsid="0016019b" style:font-name-complex="David" style:font-style-complex="normal" style:font-weight-complex="normal"/>
    </style:style>
    <style:style style:name="T8" style:family="text">
      <style:text-properties style:font-name="David" fo:font-style="normal" style:text-underline-style="none" fo:font-weight="normal" officeooo:rsid="0014269b" style:font-name-complex="David" style:font-style-complex="normal" style:font-weight-complex="normal"/>
    </style:style>
    <style:style style:name="T9" style:family="text">
      <style:text-properties style:font-name="David" fo:font-size="15.75pt" fo:font-style="normal" style:text-underline-style="none" fo:font-weight="normal" officeooo:rsid="0016019b" style:font-name-complex="David" style:font-style-complex="normal" style:font-weight-complex="normal"/>
    </style:style>
    <style:style style:name="T10" style:family="text">
      <style:text-properties style:font-name="David" fo:font-size="12pt" fo:font-style="normal" fo:font-weight="normal" style:font-size-asian="12pt" style:font-size-complex="12pt"/>
    </style:style>
    <style:style style:name="T11" style:family="text">
      <style:text-properties style:font-name-complex="David" style:font-style-complex="normal" style:font-weight-complex="normal"/>
    </style:style>
    <style:style style:name="T12" style:family="text">
      <style:text-properties officeooo:rsid="001222ba" style:font-name-complex="David" style:font-style-complex="normal" style:font-weight-complex="normal"/>
    </style:style>
    <style:style style:name="T13" style:family="text">
      <style:text-properties officeooo:rsid="0014269b" style:font-name-complex="David" style:font-style-complex="normal" style:font-weight-complex="normal"/>
    </style:style>
    <style:style style:name="T14" style:family="text">
      <style:text-properties officeooo:rsid="001af5f8" style:font-name-complex="David" style:font-style-complex="normal" style:font-weight-complex="normal"/>
    </style:style>
    <style:style style:name="T15" style:family="text">
      <style:text-properties style:text-underline-style="none" officeooo:rsid="0016019b" style:font-name-complex="David" style:font-style-complex="normal" style:font-weight-complex="normal"/>
    </style:style>
    <style:style style:name="T16" style:family="text">
      <style:text-properties style:text-underline-style="none" officeooo:rsid="001222ba" style:font-name-complex="David" style:font-style-complex="normal" style:font-weight-complex="normal"/>
    </style:style>
    <style:style style:name="T17" style:family="text">
      <style:text-properties style:text-underline-style="none" officeooo:rsid="00178f64" style:font-name-complex="David" style:font-style-complex="normal" style:font-weight-complex="normal"/>
    </style:style>
    <style:style style:name="T18" style:family="text">
      <style:text-properties style:text-underline-style="none" officeooo:rsid="0014269b" style:font-name-complex="David" style:font-style-complex="normal" style:font-weight-complex="normal"/>
    </style:style>
    <style:style style:name="T19" style:family="text">
      <style:text-properties style:text-underline-style="solid" style:text-underline-width="auto" style:text-underline-color="font-color" officeooo:rsid="00178f64"/>
    </style:style>
    <style:style style:name="T20" style:family="text">
      <style:text-properties officeooo:rsid="00187cc9"/>
    </style:style>
    <style:style style:name="T21" style:family="text">
      <style:text-properties officeooo:rsid="001af5f8"/>
    </style:style>
    <style:style style:name="T22" style:family="text">
      <style:text-properties officeooo:rsid="001ba918"/>
    </style:style>
    <style:style style:name="T23" style:family="text">
      <style:text-properties officeooo:rsid="001bd439"/>
    </style:style>
    <style:style style:name="T24" style:family="text">
      <style:text-properties officeooo:rsid="001c9c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על עמלק ויראת אלוהים</text:p>
      <text:p text:style-name="P7"/>
      <text:p text:style-name="P7">עמלק</text:p>
      <text:p text:style-name="P1"/>
      <text:p text:style-name="P19"><text:span text:style-name="T11">בשבת </text:span><text:span text:style-name="T14">שלפני פורים</text:span><text:span text:style-name="T11"> אנו קוראים את פרשת זכור שמצווה עלינו ל</text:span><text:span text:style-name="T12">ז</text:span><text:span text:style-name="T11">כור את מעשי עמלק. </text:span><text:span text:style-name="T13">עמלק נזכר לדראון עולם בגלל ההתנהגות השפלה והנבזית שלו – מארב לחלשים, לזקנים, לחולים,לכל אלה שנחשלים מאחורה ומתקשים לעמוד בקצב ההליכה במדבר. בגלל זה, עם ישראל מצווה להשמיד את עמלק, לכרות את זרעו ולא לשכוח.</text:span></text:p>
      <text:p text:style-name="P19"><text:span text:style-name="T13">“</text:span><text:span text:style-name="T11">זָכוֹר אֵת אֲשֶׁר עָשָׂה לְךָ עֲמָלֵק <text:s/>בַּדֶּרֶךְ בְּצֵאתְכֶם מִמִּצְרָיִם</text:span><text:span text:style-name="T2">.</text:span></text:p>
      <text:p text:style-name="P25"><text:span text:style-name="T11">אֲשֶׁר קָרְךָ בַּדֶּרֶךְ וַיְזַנֵּב בְּךָ כָּל הַנֶּחֱשָׁלִים אַחַרֶיךָ וְאַתָּה עָיֵף וְיָגֵעַ וְלֹא יָרֵא אֱלֹהִים</text:span><text:span text:style-name="T1">.</text:span></text:p>
      <text:p text:style-name="P19"><text:span text:style-name="T13">וְהָיָה בְּהָנִיחַ יְהוָה אֱלֹהֶיךָ לְךָ מִכָּל אֹיְבֶיךָ מִסָּבִיב בָּאָרֶץ אֲשֶׁר יְהוָה אֱלֹהֶיךָ נֹתֵן לְךָ נַחֲלָה לְרִשְׁתָּהּ תִּמְחֶה אֶת זֵכֶר עֲמָלֵק מִתַּחַת הַשָּׁמָיִם לֹא תִּשְׁכָּח</text:span><text:span text:style-name="T3">.”</text:span></text:p>
      <text:p text:style-name="P20"><text:span text:style-name="T11">כשקוראים את הסיפור המקורי בפרשת בשלח, עולה תמונה קצת אחרת.</text:span></text:p>
      <text:p text:style-name="P19"><text:span text:style-name="T11">"וַיָּבֹא עֲמָלֵק וַיִּלָּחֶם עִם יִשְׂרָאֵל בִּרְפִידִם</text:span><text:span text:style-name="T1">.”</text:span></text:p>
      <text:p text:style-name="P20"><text:span text:style-name="T1">אין כאן תיאור של מארב ערמומי אלא מלחמה פנים אל פנים.</text:span></text:p>
      <text:p text:style-name="P25"><text:span text:style-name="T6">"</text:span><text:span text:style-name="T11">וַיֹּאמֶר מֹשֶׁה אֶל יְהוֹשֻׁעַ בְּחַר לָנוּ אֲנָשִׁים וְצֵא הִלָּחֵם בַּעֲמָלֵק מָחָר אָנֹכִי נִצָּב עַל רֹאשׁ הַגִּבְעָה וּמַטֵּה הָאֱלֹהִים בְּיָדִי</text:span><text:span text:style-name="T1">.</text:span></text:p>
      <text:p text:style-name="P25"><text:span text:style-name="T11">וַיַּעַשׂ יְהוֹשֻׁעַ כַּאֲשֶׁר אָמַר לוֹ מֹשֶׁה לְהִלָּחֵם בַּעֲמָלֵק וּמֹשֶׁה אַהֲרֹן וְחוּר <text:s/>עָלוּ רֹאשׁ הַגִּבְעָה</text:span><text:span text:style-name="T1">.</text:span></text:p>
      <text:p text:style-name="P25"><text:span text:style-name="T11">וְהָיָה כַּאֲשֶׁר יָרִים מֹשֶׁה <text:s/>יָדוֹ וְגָבַר יִשְׂרָאֵל וְכַאֲשֶׁר יָנִיחַ <text:s/>יָדוֹ וְגָבַר עֲמָלֵק</text:span><text:span text:style-name="T1">.</text:span></text:p>
      <text:p text:style-name="P25"><text:span text:style-name="T11">וִידֵי מֹשֶׁה כְּבֵדִים <text:s/>וַיִּקְחוּ אֶבֶן <text:s/>וַיָּשִׂימוּ תַחְתָּיו וַיֵּשֶׁב עָלֶיהָ וְאַהֲרֹן וְחוּר <text:s/>תָּמְכוּ בְיָדָיו מִזֶּה אֶחָד וּמִזֶּה אֶחָד וַיְהִי יָדָיו אֱמוּנָה עַד בֹּא הַשָּׁמֶשׁ</text:span><text:span text:style-name="T1">.</text:span></text:p>
      <text:p text:style-name="P28"><text:span text:style-name="T11">וַיַּחֲלֹשׁ יְהוֹשֻׁעַ אֶת עֲמָלֵק וְאֶת <text:s/>עַמּוֹ לְפִי חָרֶב</text:span><text:span text:style-name="T2">.”</text:span></text:p>
      <text:p text:style-name="P28"><text:span text:style-name="T2">יהושע יוצא להילחם בעמלק. </text:span><text:span text:style-name="T4">בעזרת ידי משה ושעבוד הלב של בני ישראל, הוא מנצח.</text:span></text:p>
      <text:p text:style-name="P21"><text:span text:style-name="T11">גם הציווי לזכור שונה בין שתי הפרשיות. </text:span></text:p>
      <text:p text:style-name="P21"><text:span text:style-name="T11">בפרשת בשלח יש ציווי לזכור את המלחמה של ה’ בעמלק.</text:span></text:p>
      <text:p text:style-name="P3"><text:span text:style-name="T11">"וַיֹּאמֶר יְהוָה אֶל מֹשֶׁה כְּתֹב זֹאת זִכָּרוֹן בַּסֵּפֶר וְשִׂים בְּאָזְנֵי יְהוֹשֻׁעַ כִּי מָחֹה אֶמְחֶה אֶת זֵכֶר עֲמָלֵק מִתַּחַת הַשָּׁמָיִם</text:span><text:span text:style-name="T1">.</text:span></text:p>
      <text:p text:style-name="P29"><text:span text:style-name="T11">וַיִּבֶן מֹשֶׁה מִזְבֵּחַ וַיִּקְרָא <text:s/>שְׁמוֹ יְהוָה נִסִּי</text:span><text:span text:style-name="T2">.”</text:span></text:p>
      <text:p text:style-name="P21"><text:span text:style-name="T11">מי שנשבע למלחמה תמידית בעמלק הוא ה'.</text:span></text:p>
      <text:p text:style-name="P26"><text:span text:style-name="T7">"</text:span><text:span text:style-name="T15">וַיֹּאמֶר כִּי יָד עַל כֵּס יָהּ מִלְחָמָה לַיהוָה בַּעֲמָלֵק מִדֹּר דֹּר</text:span><text:span text:style-name="T9">.”</text:span></text:p>
      <text:p text:style-name="P23"><text:span text:style-name="T17">לעומת זאת, בפרשת זכור הציווי לזכור הוא של בני ישראל והמשימה הנצחית של מחיית עמלק מוטלת עליו.</text:span></text:p>
      <text:p text:style-name="P23"><text:span text:style-name="T18">"תִּמְחֶה אֶת זֵכֶר עֲמָלֵק מִתַּחַת הַשָּׁמָיִם לֹא תִּשְׁכָּח</text:span><text:span text:style-name="T8">.”</text:span><text:span text:style-name="T17"> </text:span><text:span text:style-name="T16"><text:s/></text:span></text:p>
      <text:p text:style-name="P9"><text:soft-page-break/></text:p>
      <text:p text:style-name="P10"><text:span text:style-name="T19"/></text:p>
      <text:p text:style-name="P10"><text:span text:style-name="T19">המצווה לזכור את עמלק</text:span></text:p>
      <text:p text:style-name="P10">למה צריך לזכור את מה שעשה עמלק?</text:p>
      <text:p text:style-name="P13">דעה נפוצה היא שצריך לזכור את עמלק בגלל המעשה השפל שלו שהיה נבזי באופן מיוחד.</text:p>
      <text:p text:style-name="P30">"וַיְזַנֵּב בְּךָ כָּל הַנֶּחֱשָׁלִים אַחַרֶיךָ וְאַתָּה עָיֵף וְיָגֵעַ".</text:p>
      <text:p text:style-name="P30">עמלק הוא אב הטיפוס של כל המתנכלים לעם ישראל. צוררי ישראל לאורך הדורות נכנסו כולם תחת שמו של עמלק.</text:p>
      <text:p text:style-name="P31">לאור התיאור הכפול של מלחמת עמלק ניתן להציע עוד שתי בחינות בזיכרון עמלק.</text:p>
      <text:p text:style-name="P11"><text:span text:style-name="T20">עמלק של פרשת בשלח בא למלחמה חזיתית עם ישראל מיד אחרי הנס הגדול של יציאת מצרים.</text:span></text:p>
      <text:p text:style-name="P11"><text:span text:style-name="T20">כל העמים כולם פוחדים מה'.</text:span></text:p>
      <text:p text:style-name="P11">"אָז <text:s/>נִבְהֲלוּ אַלּוּפֵי אֱדוֹם אֵילֵי מוֹאָב <text:s/>יֹאחֲזֵמוֹ רָעַד נָמֹגוּ כֹּל יֹשְׁבֵי כְנָעַן<text:span text:style-name="T1">.</text:span></text:p>
      <text:p text:style-name="P27">תִּפֹּל עֲלֵיהֶם אֵימָתָה וָפַחַד בִּגְדֹל זְרוֹעֲךָ יִדְּמוּ כָּאָבֶן"</text:p>
      <text:p text:style-name="P11">עמלק הוא הראשון לבוא להלחם עם ישראל. <text:span text:style-name="T20">בתעוזה שלו אל מול ה' הוא פותח פתח של התנגדות, של עמידת כוחות הטומאה אל מול כוחות הקדושה. הוא בן הבליעל שמצנן את האמבטיה הרותחת של יד ה'. </text:span></text:p>
      <text:p text:style-name="P14">אם נדייק את הפסוק נראה שהמצווה לזכור <text:span text:style-name="T21">לא מתייחסת ל</text:span>מעשה של עמלק. מעשה כזה, התמודדות ראשונה של טומאה מול קדושה לא שוכחים גם אם לא מצווים. מה שצריך לזכור זה את העובדה שבסוף ה' ימחה את זכר עמלק, כוחות הקדושה ינצחו.</text:p>
      <text:p text:style-name="P4">"וַיֹּאמֶר יְהוָה אֶל מֹשֶׁה כְּתֹב זֹאת זִכָּרוֹן בַּסֵּפֶר וְשִׂים בְּאָזְנֵי יְהוֹשֻׁעַ כִּי מָחֹה אֶמְחֶה אֶת זֵכֶר עֲמָלֵק מִתַּחַת הַשָּׁמָיִם<text:span text:style-name="T1">.”</text:span></text:p>
      <text:p text:style-name="P4"><text:span text:style-name="T1"/></text:p>
      <text:p text:style-name="P4"><text:span text:style-name="T1">את עמלק של פרשת זכור לעומת זאת צריך לזכור כי קל לשכוח אותו. צריך לצוות "</text:span><text:span text:style-name="T5">לֹא תִּשְׁכָּח”, </text:span><text:span text:style-name="T1">בגלל שבלי ציווי כזה מאוד קל לשכוח.</text:span></text:p>
      <text:p text:style-name="P4"><text:span text:style-name="T1">עמלק פוגע בחלשים של החברה. קל לשכוח אותם ולא לשים לב לפגיעה הזאת. אול אפילו בני ישראל מרוויחים מזה שהם לא צריכים לשאת עכשיו בעול של אותם נחשלים.</text:span></text:p>
      <text:p text:style-name="P6"><text:span text:style-name="T1">דווקא בגלל זה צריך לזכור את עמלק ולהביע סולידריות עם כולם. לא לתת לעמלק לנגוס בשוליים.</text:span></text:p>
      <text:p text:style-name="P5"><text:span text:style-name="T1"><text:s/>"</text:span><text:span text:style-name="T5">תִּמְחֶה אֶת זֵכֶר עֲמָלֵק מִתַּחַת הַשָּׁמָיִם לֹא תִּשְׁכָּח.”</text:span></text:p>
      <text:p text:style-name="P9"/>
      <text:p text:style-name="P33">וְלֹא יָרֵא אֱלֹהִים<text:span text:style-name="T1">.</text:span></text:p>
      <text:p text:style-name="P32">"אֲשֶׁר קָרְךָ בַּדֶּרֶךְ וַיְזַנֵּב בְּךָ כָּל הַנֶּחֱשָׁלִים אַחַרֶיךָ וְאַתָּה עָיֵף וְיָגֵעַ וְלֹא יָרֵא אֱלֹהִים<text:span text:style-name="T1">.”</text:span></text:p>
      <text:p text:style-name="P15">מי לא ירא אלוהים?</text:p>
      <text:p text:style-name="P15">האם זה עמלק שלא ירא את האלוהים למרות הנסים הגדולים של יציאת מצרים וקריאת ים סוף ובכל זאת מגיע למלחמה חזיתית עם עמו ואיתו?</text:p>
      <text:p text:style-name="P15"><text:soft-page-break/>האם זה ישראל שלא ירא אלוהים, שלא עומד על המשמר בצורה טובה ולכן מתאפשר לעמלק לזנב בו?</text:p>
      <text:p text:style-name="P15">אולי גם וגם?</text:p>
      <text:p text:style-name="P15"/>
      <text:p text:style-name="P24">עמלק כיצר הרע</text:p>
      <text:p text:style-name="P12"><text:span text:style-name="T22">גם </text:span>יצה"ר יכול לתקוף אותנו ב<text:span text:style-name="T22">צורות שונות</text:span>.</text:p>
      <text:p text:style-name="P12"><text:span text:style-name="T22">הוא יכול להגיע במלחמה כוללת,</text:span> <text:span text:style-name="T22">מאבק</text:span> גדול. <text:span text:style-name="T22">זאת</text:span> התמודדות ישירה שבה אנחנו נדרשים להחליט האם להסכים או להתנגד. <text:span text:style-name="T22">לעיתים המאבק כל כך גדול שמה שנשאר לנו לעשות זה להרים עינינו לשמים ולהאמין שבסוף הטוב, הישר והצודק ינצח. </text:span></text:p>
      <text:p text:style-name="P12">לעומת זאת הוא יכול לנסות <text:span text:style-name="T22">להפיל</text:span> אותנו בשוליים, בנקודות החולשה שלנו, וככה לגרום לנו ליפול בלי בכלל לשים לב. <text:span text:style-name="T22">במצבים כאלה אנחנו צריכם לא לשכוח, להמשיך לשים לב ולהיאבק כדי לשמור על הגבולות שלנו, על החלקים החלשים והנחשלים שלנו.</text:span></text:p>
      <text:p text:style-name="P12"/>
      <text:p text:style-name="P24">יראת אלוהים</text:p>
      <text:p text:style-name="P16">מה זאת יראת אלו<text:span text:style-name="T23">הי</text:span>ם?</text:p>
      <text:p text:style-name="P16">יראת אלוהים זאת האמונה שסוף הטוב לנצח. הרע יכול להרים ראשו, <text:span text:style-name="T24">אולי לאורך זמן אבל לא לתמיד</text:span>.</text:p>
      <text:p text:style-name="P17">יראת אלוהים זאת ההבנה שגם אם יש התמודדויות קשות, יש אור בקצה המנהרה.</text:p>
      <text:p text:style-name="P17">יראת אלוהים זאת הבחירה ליחס לארועים משמעות מאירה, משמעות של חסד.</text:p>
      <text:p text:style-name="P18">אבל יראת אלוהים היא גם לא לוותר על חלקים ממך. </text:p>
      <text:p text:style-name="P18"><text:span text:style-name="T24">יראת אלוהים היא ליפול אבל לדעת לזהות שזאת נפילה.</text:span> </text:p>
      <text:p text:style-name="P17">יראת אלוהים היא להכיר את החלקים החלשים, ולא לשכוח אותם, לא להתכחש אליהם.</text:p>
      <text:p text:style-name="P17">יראת אלוהים.</text:p>
      <text:p text:style-name="P9"/>
      <text:p text:style-name="P22"><text:span text:style-name="T1"/></text:p>
      <text:p text:style-name="P2"/>
      <text:p text:style-name="P2"/>
      <text:p text:style-name="P34"><text:span text:style-name="T10"><text:line-break/><text:line-break/></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svg:font-family="David"/>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8T08:48:37.410955862</meta:creation-date>
    <dc:date>2020-03-10T07:17:24.428691311</dc:date>
    <meta:editing-duration>PT8M5S</meta:editing-duration>
    <meta:editing-cycles>2</meta:editing-cycles>
    <meta:generator>LibreOffice/6.0.7.3$Linux_X86_64 LibreOffice_project/00m0$Build-3</meta:generator>
    <meta:document-statistic meta:table-count="0" meta:image-count="0" meta:object-count="0" meta:page-count="3" meta:paragraph-count="60" meta:word-count="813" meta:character-count="4184" meta:non-whitespace-character-count="3408"/>
  </office:meta>
</office:document-meta>
</file>